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5cm"/>
    </style:style>
    <style:style style:name="co3" style:family="table-column">
      <style:table-column-properties fo:break-before="auto" style:column-width="2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6600"/>
      <style:text-properties style:text-position="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ff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able-cell-properties fo:background-color="#006600"/>
      <style:text-properties fo:color="#ff3333"/>
    </style:style>
    <style:style style:name="ce8" style:family="table-cell" style:parent-style-name="Default">
      <style:table-cell-properties fo:background-color="#006600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ackground-color="#006600"/>
    </style:style>
    <style:style style:name="ce10" style:family="table-cell" style:parent-style-name="Default">
      <style:text-properties fo:color="#ff3333" fo:font-weight="bold" style:font-weight-asian="bold" style:font-weight-complex="bold"/>
    </style:style>
    <style:style style:name="ce11" style:family="table-cell" style:parent-style-name="Default">
      <style:table-cell-properties fo:background-color="#007826"/>
    </style:style>
    <style:style style:name="ce12" style:family="table-cell" style:parent-style-name="Default">
      <style:table-cell-properties fo:background-color="#cc0000"/>
    </style:style>
    <style:style style:name="ce13" style:family="table-cell" style:parent-style-name="Default">
      <style:text-properties fo:color="#3333ff"/>
    </style:style>
    <style:style style:name="ce14" style:family="table-cell" style:parent-style-name="Default">
      <style:table-cell-properties fo:background-color="#00cc33"/>
    </style:style>
  </office:automatic-styles>
  <office:body>
    <office:spreadsheet>
      <table:table table:name="InitialPh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Sno</text:p>
          </table:table-cell>
          <table:table-cell table:style-name="ce2" office:value-type="string" calcext:value-type="string">
            <text:p>TODO</text:p>
          </table:table-cell>
          <table:table-cell table:style-name="ce13" office:value-type="string" calcext:value-type="string">
            <text:p>https://github.com/humiaozuzu/awesome-flas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ool Nam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header tag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github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Checkpointing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Link py2neo with flask</text:p>
          </table:table-cell>
          <table:table-cell table:style-name="ce10" office:value-type="string" calcext:value-type="string">
            <text:p>Put more efforts her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Link mysql with flask</text:p>
          </table:table-cell>
          <table:table-cell table:style-name="ce14" office:value-type="string" calcext:value-type="string">
            <text:p>Peewee</text:p>
          </table:table-cell>
          <table:table-cell office:value-type="string" calcext:value-type="string">
            <text:p>https://peewee.readthedocs.org/en/latest/peewee/database.html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Create the db first by yourself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 calcext:value-type="string">
            <text:p>CRUD mysql once for one table and one fk key table</text:p>
          </table:table-cell>
          <table:table-cell/>
          <table:table-cell office:value-type="string" calcext:value-type="string">
            <text:p>Should be enough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Links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github.com/coleifer/peewee/blob/master/examples/twitter/app.p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peewee.readthedocs.org/en/latest/peewee/example.htm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peewee.readthedocs.org/en/latest/peewee/database.htm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peewee.readthedocs.org/en/latest/peewee/quickstart.html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rawler + verifier + resolver : The bot interfac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Background jobs?</text:p>
          </table:table-cell>
          <table:table-cell table:number-columns-repeated="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User accounts</text:p>
          </table:table-cell>
          <table:table-cell office:value-type="string" calcext:value-type="string">
            <text:p>Can be done now easily</text:p>
          </table:table-cell>
          <table:table-cell table:number-columns-repeated="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User sessions</text:p>
          </table:table-cell>
          <table:table-cell office:value-type="string" calcext:value-type="string">
            <text:p>Can be done now easily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Errors ALL ERRORS PAGES?</text:p>
          </table:table-cell>
          <table:table-cell table:style-name="ce9" office:value-type="string" calcext:value-type="string">
            <text:p>404 Done</text:p>
          </table:table-cell>
          <table:table-cell table:number-columns-repeated="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Roles, etc.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No need of sqlalechmey </text:p>
          </table:table-cell>
          <table:table-cell table:style-name="ce5" office:value-type="string" calcext:value-type="string">
            <text:p>Afterwards</text:p>
          </table:table-cell>
          <table:table-cell table:style-name="ce9" office:value-type="string" calcext:value-type="string">
            <text:p>Used peewe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Data Model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System Design Doc</text:p>
          </table:table-cell>
          <table:table-cell office:value-type="string" calcext:value-type="string">
            <text:p>Read Amartya's data model and improve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o4J Resolver Interface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Basic templat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prove on template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ve all links with the trailing /</text:p>
          </table:table-cell>
          <table:table-cell office:value-type="string" calcext:value-type="string">
            <text:p>See pp video</text:p>
          </table:table-cell>
          <table:table-cell office:value-type="string" calcext:value-type="string">
            <text:p>Tell Amartya this. Always check at last of code.'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ploy with apache</text:p>
          </table:table-cell>
          <table:table-cell office:value-type="string" calcext:value-type="string">
            <text:p>Work on this afterwards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ooter container </text:p>
          </table:table-cell>
          <table:table-cell office:value-type="string" calcext:value-type="string">
            <text:p>See pp vide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natiner fluid</text:p>
          </table:table-cell>
          <table:table-cell office:value-type="string" calcext:value-type="string">
            <text:p>Do we need this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dals for login and signup</text:p>
          </table:table-cell>
          <table:table-cell office:value-type="string" calcext:value-type="string">
            <text:p>PP Vide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Flash place for debugging dismissable flashes!!</text:p>
          </table:table-cell>
          <table:table-cell/>
          <table:table-cell table:style-name="ce9" office:value-type="string" calcext:value-type="string">
            <text:p>Check dismissable</text:p>
          </table:table-cell>
          <table:table-cell/>
          <table:table-cell table:style-name="ce9" office:value-type="string" calcext:value-type="string">
            <text:p>Checked multip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HTML beautify and regex search and replace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ternative to html beautify</text:p>
          </table:table-cell>
          <table:table-cell table:number-columns-repeated="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Bootstrap with wtforms!</text:p>
          </table:table-cell>
          <table:table-cell office:value-type="string" calcext:value-type="string">
            <text:p>Some extension – really needed?</text:p>
          </table:table-cell>
          <table:table-cell table:number-columns-repeated="2"/>
          <table:table-cell table:style-name="ce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sh for login passlib.hash sha256_crypt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cape string sql injection</text:p>
          </table:table-cell>
          <table:table-cell office:value-type="string" calcext:value-type="string">
            <text:p>When mysqldb</text:p>
          </table:table-cell>
          <table:table-cell office:value-type="string" calcext:value-type="string">
            <text:p>Peewee needed only when raw sql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Installing phpmyadmin on ubuntu</text:p>
          </table:table-cell>
          <table:table-cell office:value-type="string" calcext:value-type="string">
            <text:p>Required for a good ui tool</text:p>
          </table:table-cell>
          <table:table-cell table:number-columns-repeated="2"/>
          <table:table-cell office:value-type="string" calcext:value-type="string">
            <text:p>http://www.krizna.com/ubuntu/install-phpmyadmin-ubuntu-14-04/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ust type: <text:a xlink:href="http://localhost/phpmyadmin" xlink:type="simple">http://localhost/phpmyadmin</text:a>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Use pwiz</text:p>
          </table:table-cell>
          <table:table-cell table:style-name="ce6"/>
          <table:table-cell office:value-type="string" calcext:value-type="string">
            <text:p>python -m pwiz -e mysql -H localhost -u root -P yoyo &lt;dbname&gt;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Add foreign key in phpmyadmin is an ass!</text:p>
          </table:table-cell>
          <table:table-cell/>
          <table:table-cell office:value-type="string" calcext:value-type="string">
            <text:p>First add index, just add index. Add index(). Think this.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Using config object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lueprints to segregate apps?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ore bootstrap content here</text:p>
          </table:table-cell>
          <table:table-cell office:value-type="string" calcext:value-type="string">
            <text:p>http://examples.flask-admin.org/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Decorators</text:p>
          </table:table-cell>
          <table:table-cell office:value-type="string" calcext:value-type="string">
            <text:p>http://flask.pocoo.org/docs/0.10/patterns/viewdecorators/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DECORATORS ARE AWESOME!!</text:p>
          </table:table-cell>
          <table:table-cell office:value-type="string" calcext:value-type="string">
            <text:p>http://flask.pocoo.org/snippets/98/</text:p>
          </table:table-cell>
          <table:table-cell table:number-columns-repeated="2"/>
          <table:table-cell table:style-name="ce11" office:value-type="string" calcext:value-type="string">
            <text:p>Follow ord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Send abort signals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dmin blueprint</text:p>
          </table:table-cell>
          <table:table-cell office:value-type="string" calcext:value-type="string">
            <text:p>http://flask.pocoo.org/snippets/59/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l json someday</text:p>
          </table:table-cell>
          <table:table-cell office:value-type="string" calcext:value-type="string">
            <text:p>http://flask.pocoo.org/snippets/83/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4"/>
          <table:table-cell table:style-name="ce4" office:value-type="string" calcext:value-type="string">
            <text:p>After Mid Break Work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11" office:value-type="string" calcext:value-type="string">
            <text:p>MD5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All roles and login wor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ister a user correctly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Command line create user admin work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Blueprints learn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Break things into places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Login, and check if after login roles work correctly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WTForms with BootStrap Flask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Separate out login and logout or force them to be used by not logged in users only</text:p>
          </table:table-cell>
          <table:table-cell table:number-columns-repeated="2"/>
          <table:table-cell office:value-type="string" calcext:value-type="string">
            <text:p>But not in seperate modu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bootsnipp.com/forms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ce7"/>
        <table:table-row table:style-name="ro1">
          <table:table-cell table:style-name="Default" office:value-type="string" calcext:value-type="string">
            <text:p>PPVIDEO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office:value-type="float" office:value="18" calcext:value-type="float">
            <text:p>18</text:p>
          </table:table-cell>
        </table:table-row>
        <table:table-row table:style-name="ro1">
          <table:table-cell table:style-name="Default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float" office:value="21" calcext:value-type="float">
            <text:p>21</text:p>
          </table:table-cell>
        </table:table-row>
        <table:table-row table:style-name="ro1">
          <table:table-cell table:style-name="Default" office:value-type="float" office:value="22" calcext:value-type="float">
            <text:p>22</text:p>
          </table:table-cell>
        </table:table-row>
        <table:table-row table:style-name="ro1"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style-name="Default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 style:data-style-name="N2" text:time-value="16:17:12.324791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22:53:06.418819185</meta:creation-date>
    <dc:date>2015-10-25T17:25:26.189495369</dc:date>
    <meta:editing-duration>PT8H55M16S</meta:editing-duration>
    <meta:editing-cycles>37</meta:editing-cycles>
    <meta:generator>LibreOffice/4.2.3.3$Linux_X86_64 LibreOffice_project/420m0$Build-3</meta:generator>
    <meta:document-statistic meta:table-count="2" meta:cell-count="159" meta:object-count="0"/>
  </office:meta>
</office:document-meta>
</file>